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0.6217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6646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50">
      <style:text-properties fo:font-size="8pt" style:font-size-asian="8pt" style:font-size-complex="8pt"/>
    </style:style>
    <style:style style:name="ce3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 calcext:value-type="string">
            <text:p><text:s/>occurance <text:s text:c="10"/></text:p>
          </table:table-cell>
          <table:table-cell office:value-type="string" calcext:value-type="string">
            <text:p><text:s/>name <text:s text:c="22"/></text:p>
          </table:table-cell>
          <table:table-cell office:value-type="string" calcext:value-type="string">
            <text:p><text:s/>ufoshape <text:s/></text:p>
          </table:table-cell>
          <table:table-cell office:value-type="string" calcext:value-type="string">
            <text:p><text:s/>dseconds </text:p>
          </table:table-cell>
          <table:table-cell office:value-type="string" calcext:value-type="string">
            <text:p><text:s/>location <text:s text:c="10"/></text:p>
          </table:table-cell>
          <table:table-cell office:value-type="string" calcext:value-type="string">
            <text:p><text:s/>gender </text:p>
          </table:table-cell>
          <table:table-cell office:value-type="string" calcext:value-type="string">
            <text:p><text:s/>age <text:s/></text:p>
          </table:table-cell>
          <table:table-cell office:value-type="string" calcext:value-type="string">
            <text:p><text:s/>current </text:p>
          </table:table-cell>
          <table:table-cell table:style-name="Default" office:value-type="string" calcext:value-type="string">
            <text:p>time last se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1987-09-16T21:21:00" calcext:value-type="date">
            <text:p>09/16/87 09:21 PM</text:p>
          </table:table-cell>
          <table:table-cell office:value-type="string" calcext:value-type="string">
            <text:p><text:s/>Weflen , Julie A. <text:s text:c="9"/></text:p>
          </table:table-cell>
          <table:table-cell office:value-type="string" calcext:value-type="string">
            <text:p><text:s/>disk <text:s text:c="5"/>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Spokane,Wa <text:s text:c="8"/></text:p>
          </table:table-cell>
          <table:table-cell office:value-type="string" calcext:value-type="string">
            <text:p><text:s/>Female 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time" office:time-value="PT00H00M00S" calcext:value-type="time">
            <text:p>12:00:00 A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 mufon hit some cases on 09/15/86</text:p>
          </table:table-cell>
          <table:table-cell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1994-10-01T23:00:00" calcext:value-type="date">
            <text:p>10/01/94 11:00 PM</text:p>
          </table:table-cell>
          <table:table-cell office:value-type="string" calcext:value-type="string">
            <text:p><text:s/>Ortiz, Cesar A. <text:s text:c="11"/></text:p>
          </table:table-cell>
          <table:table-cell office:value-type="string" calcext:value-type="string">
            <text:p><text:s/>circle <text:s text:c="3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Las Vegas,Nv <text:s text:c="6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time" office:time-value="PT15H01M00S" calcext:value-type="time">
            <text:p>03:01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1-07-15T02:20:00" calcext:value-type="date">
            <text:p>07/15/01 02:20 AM</text:p>
          </table:table-cell>
          <table:table-cell office:value-type="string" calcext:value-type="string">
            <text:p><text:s/>Davis, Rodney T. <text:s text:c="10"/></text:p>
          </table:table-cell>
          <table:table-cell office:value-type="string" calcext:value-type="string">
            <text:p><text:s/>oval <text:s text:c="5"/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Charlotte,Nc <text:s text:c="6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time" office:time-value="PT17H46M00S" calcext:value-type="time">
            <text:p>05:46:00 PM</text:p>
          </table:table-cell>
          <table:table-cell office:value-type="string" calcext:value-type="string">
            <text:p>Last seen dri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2-05-14T22:30:00" calcext:value-type="date">
            <text:p>05/14/02 10:30 PM</text:p>
          </table:table-cell>
          <table:table-cell office:value-type="string" calcext:value-type="string">
            <text:p><text:s/>Cumming, Nicholas B. <text:s text:c="6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Seattle,Wa <text:s text:c="8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time" office:time-value="PT14H20M00S" calcext:value-type="time">
            <text:p>02:20:00 PM</text:p>
          </table:table-cell>
          <table:table-cell office:value-type="string" calcext:value-type="string">
            <text:p>Abandoned vehic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4-05-01T22:45:00" calcext:value-type="date">
            <text:p>05/01/04 10:45 PM</text:p>
          </table:table-cell>
          <table:table-cell office:value-type="string" calcext:value-type="string">
            <text:p><text:s/>Barros, Benjamin J. <text:s text:c="7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Cotati,Ca <text:s text:c="9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time" office:time-value="PT04H45M00S" calcext:value-type="time">
            <text:p>04:45:00 AM</text:p>
          </table:table-cell>
          <table:table-cell office:value-type="string" calcext:value-type="string">
            <text:p>traveling in early mo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4-09-28T18:15:00" calcext:value-type="date">
            <text:p>09/28/04 06:15 PM</text:p>
          </table:table-cell>
          <table:table-cell office:value-type="string" calcext:value-type="string">
            <text:p><text:s/>Fazari, Antonio <text:s text:c="11"/></text:p>
          </table:table-cell>
          <table:table-cell office:value-type="string" calcext:value-type="string">
            <text:p><text:s/>triangle <text:s/>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Phoenix,Az <text:s text:c="8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time" office:time-value="PT00H00M00S" calcext:value-type="time">
            <text:p>12:00:00 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4-11-24T02:00:00" calcext:value-type="date">
            <text:p>11/24/04 02:00 AM</text:p>
          </table:table-cell>
          <table:table-cell office:value-type="string" calcext:value-type="string">
            <text:p><text:s/>Guillen, Claudia B. <text:s text:c="7"/></text:p>
          </table:table-cell>
          <table:table-cell office:value-type="string" calcext:value-type="string">
            <text:p><text:s/>chevron <text:s text:c="2"/>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Yuma,Az <text:s text:c="11"/></text:p>
          </table:table-cell>
          <table:table-cell office:value-type="string" calcext:value-type="string">
            <text:p><text:s/>Female 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time" office:time-value="PT00H00M00S" calcext:value-type="time">
            <text:p>12:00:00 AM</text:p>
          </table:table-cell>
          <table:table-cell office:value-type="string" calcext:value-type="string">
            <text:p>Mother and daughter last seen at a stor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4-11-24T02:00:00" calcext:value-type="date">
            <text:p>11/24/04 02:00 AM</text:p>
          </table:table-cell>
          <table:table-cell office:value-type="string" calcext:value-type="string">
            <text:p><text:s/>Guillen, Claudia J. <text:s text:c="7"/></text:p>
          </table:table-cell>
          <table:table-cell office:value-type="string" calcext:value-type="string">
            <text:p><text:s/>chevron <text:s text:c="2"/>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s/>Yuma,Az <text:s text:c="11"/></text:p>
          </table:table-cell>
          <table:table-cell office:value-type="string" calcext:value-type="string">
            <text:p><text:s/>Female 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time" office:time-value="PT12H00M00S" calcext:value-type="time">
            <text:p>12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6-05-12T18:00:00" calcext:value-type="date">
            <text:p>05/12/06 06:00 PM</text:p>
          </table:table-cell>
          <table:table-cell office:value-type="string" calcext:value-type="string">
            <text:p><text:s/>Rich, Randy L. <text:s text:c="12"/></text:p>
          </table:table-cell>
          <table:table-cell office:value-type="string" calcext:value-type="string">
            <text:p><text:s/>circle <text:s text:c="3"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Little Rock,Ar <text:s text:c="4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style-name="Default"/>
          <table:table-cell office:value-type="string" calcext:value-type="string">
            <text:p>last seen at resid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7-10-28T17:30:00" calcext:value-type="date">
            <text:p>10/28/07 05:30 PM</text:p>
          </table:table-cell>
          <table:table-cell office:value-type="string" calcext:value-type="string">
            <text:p><text:s/>Peterson, Stacy A. <text:s text:c="8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Bolingbrook,Il <text:s text:c="4"/></text:p>
          </table:table-cell>
          <table:table-cell office:value-type="string" calcext:value-type="string">
            <text:p><text:s/>Female 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time" office:time-value="PT10H15M00S" calcext:value-type="time">
            <text:p>10:15:00 AM</text:p>
          </table:table-cell>
          <table:table-cell office:value-type="string" calcext:value-type="string">
            <text:p>Vanished no trace strange</text:p>
          </table:table-cell>
          <table:table-cell/>
          <table:table-cell office:value-type="string" calcext:value-type="string">
            <text:p>Mufon hit. Black triangle 10-29-07 11:45pm <text:s/>rockford, ill 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8-03-07T14:00:00" calcext:value-type="date">
            <text:p>03/07/08 02:00 PM</text:p>
          </table:table-cell>
          <table:table-cell office:value-type="string" calcext:value-type="string">
            <text:p><text:s/>Pacheco-Flores, Rosario I. </text:p>
          </table:table-cell>
          <table:table-cell office:value-type="string" calcext:value-type="string">
            <text:p><text:s/>sphere <text:s text:c="3"/>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Phoenix,Az <text:s text:c="8"/></text:p>
          </table:table-cell>
          <table:table-cell office:value-type="string" calcext:value-type="string">
            <text:p><text:s/>Female 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time" office:time-value="PT12H00M00S" calcext:value-type="time">
            <text:p>12:00:00 PM</text:p>
          </table:table-cell>
          <table:table-cell office:value-type="string" calcext:value-type="string">
            <text:p>Vanished with boy frien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9-02-26T20:40:00" calcext:value-type="date">
            <text:p>02/26/09 08:40 PM</text:p>
          </table:table-cell>
          <table:table-cell office:value-type="string" calcext:value-type="string">
            <text:p><text:s/>Pytlinski, Brian <text:s text:c="10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Denver,Co <text:s text:c="9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time" office:time-value="PT17H00M00S" calcext:value-type="time">
            <text:p>05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09-10-01T18:00:00" calcext:value-type="date">
            <text:p>10/01/09 06:00 PM</text:p>
          </table:table-cell>
          <table:table-cell office:value-type="string" calcext:value-type="string">
            <text:p><text:s/>Stevenson, Walter S. <text:s text:c="6"/></text:p>
          </table:table-cell>
          <table:table-cell office:value-type="string" calcext:value-type="string">
            <text:p><text:s/>oval <text:s text:c="5"/>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emphis,Tn <text:s text:c="8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style-name="Default"/>
          <table:table-cell office:value-type="string" calcext:value-type="string">
            <text:p>Abandoned car and vehicle</text:p>
          </table:table-cell>
          <table:table-cell/>
          <table:table-cell office:value-type="string" calcext:value-type="string">
            <text:p>Mufon hit 10/01/09 13:30 <text:s/>Cookeville, TN oval too 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11-07-01T22:00:00" calcext:value-type="date">
            <text:p>07/01/11 10:00 PM</text:p>
          </table:table-cell>
          <table:table-cell office:value-type="string" calcext:value-type="string">
            <text:p><text:s/>Elbertson, Tamara L. <text:s text:c="6"/></text:p>
          </table:table-cell>
          <table:table-cell office:value-type="string" calcext:value-type="string">
            <text:p><text:s/>triangle <text:s/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Orlando,Fl <text:s text:c="8"/></text:p>
          </table:table-cell>
          <table:table-cell office:value-type="string" calcext:value-type="string">
            <text:p><text:s/>Female 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11-11-08T16:40:00" calcext:value-type="date">
            <text:p>11/08/11 04:40 PM</text:p>
          </table:table-cell>
          <table:table-cell office:value-type="string" calcext:value-type="string">
            <text:p><text:s/>Bryden, Lorill S. <text:s text:c="9"/></text:p>
          </table:table-cell>
          <table:table-cell office:value-type="string" calcext:value-type="string">
            <text:p><text:s/>other <text:s text:c="4"/>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Bellevue,Wa <text:s text:c="7"/></text:p>
          </table:table-cell>
          <table:table-cell office:value-type="string" calcext:value-type="string">
            <text:p><text:s/>Female 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style-name="Default"/>
          <table:table-cell office:value-type="string" calcext:value-type="string">
            <text:p>no tr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12-06-08T07:00:00" calcext:value-type="date">
            <text:p>06/08/12 07:00 AM</text:p>
          </table:table-cell>
          <table:table-cell office:value-type="string" calcext:value-type="string">
            <text:p><text:s/>Kelley, Newanna C. <text:s text:c="8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Atlanta,Ga <text:s text:c="8"/></text:p>
          </table:table-cell>
          <table:table-cell office:value-type="string" calcext:value-type="string">
            <text:p><text:s/>Female 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time" office:time-value="PT14H00M00S" calcext:value-type="time">
            <text:p>02:00:0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13-05-03T01:05:00" calcext:value-type="date">
            <text:p>05/03/13 01:05 AM</text:p>
          </table:table-cell>
          <table:table-cell office:value-type="string" calcext:value-type="string">
            <text:p><text:s/>McCarthy, Christopher J. <text:s text:c="2"/></text:p>
          </table:table-cell>
          <table:table-cell office:value-type="string" calcext:value-type="string">
            <text:p><text:s/>other <text:s text:c="4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Seattle,Wa <text:s text:c="8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office:value-type="string" calcext:value-type="string">
            <text:p>weak case on ufo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13-12-18T21:00:00" calcext:value-type="date">
            <text:p>12/18/13 09:00 PM</text:p>
          </table:table-cell>
          <table:table-cell office:value-type="string" calcext:value-type="string">
            <text:p><text:s/>Elvis, Heather R. <text:s text:c="9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yrtle Beach,Sc <text:s text:c="3"/></text:p>
          </table:table-cell>
          <table:table-cell office:value-type="string" calcext:value-type="string">
            <text:p><text:s/>Female 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time" office:time-value="PT02H00M00S" calcext:value-type="time">
            <text:p>02:00:00 AM</text:p>
          </table:table-cell>
          <table:table-cell/>
          <table:table-cell table:style-name="ce2" office:value-type="date" office:date-value="2013-12-19T18:51:00" calcext:value-type="date">
            <text:p>12/19/13 06:51 PM</text:p>
          </table:table-cell>
          <table:table-cell office:value-type="string" calcext:value-type="string">
            <text:p>Mufon hit <text:s/>next day Orange spheres formation.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date" office:date-value="2014-03-05T20:30:00" calcext:value-type="date">
            <text:p>03/05/14 08:30 PM</text:p>
          </table:table-cell>
          <table:table-cell office:value-type="string" calcext:value-type="string">
            <text:p><text:s/>Toshlog, Dusten D. <text:s text:c="8"/></text:p>
          </table:table-cell>
          <table:table-cell office:value-type="string" calcext:value-type="string">
            <text:p><text:s/>disk <text:s text:c="5"/>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Kingsport,Tn <text:s text:c="6"/></text:p>
          </table:table-cell>
          <table:table-cell office:value-type="string" calcext:value-type="string">
            <text:p><text:s/>Male <text:s text:c="2"/>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time" office:time-value="PT04H00M00S" calcext:value-type="time">
            <text:p>04:00:00 AM</text:p>
          </table:table-cell>
          <table:table-cell office:value-type="string" calcext:value-type="string">
            <text:p>Driving in brown chevrolet silve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office:value-type="date" office:date-value="2001-06-19T21:33:00" calcext:value-type="date">
            <text:p>06/19/01 09:33 PM</text:p>
          </table:table-cell>
          <table:table-cell office:value-type="string" calcext:value-type="string">
            <text:p><text:s/>Sanders, Shelton J. <text:s text:c="7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Columbia,Sc <text:s text:c="7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time" office:time-value="PT21H51M00S" calcext:value-type="time">
            <text:p>09:51:00 PM</text:p>
          </table:table-cell>
          <table:table-cell office:value-type="string" calcext:value-type="string">
            <text:p>Abandoned vehicl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office:value-type="date" office:date-value="2010-08-26T09:30:00" calcext:value-type="date">
            <text:p>08/26/10 09:30 AM</text:p>
          </table:table-cell>
          <table:table-cell office:value-type="string" calcext:value-type="string">
            <text:p><text:s/>Galdamez, Alexa D. <text:s text:c="8"/></text:p>
          </table:table-cell>
          <table:table-cell office:value-type="string" calcext:value-type="string">
            <text:p><text:s/>cigar <text:s text:c="4"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Springdale,Ar <text:s text:c="5"/></text:p>
          </table:table-cell>
          <table:table-cell office:value-type="string" calcext:value-type="string">
            <text:p><text:s/>Female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office:value-type="string" calcext:value-type="string">
            <text:p>note age, playing outside ? Just vanis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office:value-type="date" office:date-value="2011-08-12T22:00:00" calcext:value-type="date">
            <text:p>08/12/11 10:00 PM</text:p>
          </table:table-cell>
          <table:table-cell office:value-type="string" calcext:value-type="string">
            <text:p><text:s/>Walker, Wilbert J. <text:s text:c="8"/></text:p>
          </table:table-cell>
          <table:table-cell office:value-type="string" calcext:value-type="string">
            <text:p><text:s/>triangle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Houston,Tx <text:s text:c="8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time" office:time-value="PT07H00M00S" calcext:value-type="time">
            <text:p>07:00:00 AM</text:p>
          </table:table-cell>
          <table:table-cell office:value-type="string" calcext:value-type="string">
            <text:p>Moustafa nick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ble </text:p>
          </table:table-cell>
          <table:table-cell office:value-type="date" office:date-value="2012-07-04T23:23:00" calcext:value-type="date">
            <text:p>07/04/12 11:23 PM</text:p>
          </table:table-cell>
          <table:table-cell office:value-type="string" calcext:value-type="string">
            <text:p><text:s/>Wallace, Abrihet P. <text:s text:c="7"/></text:p>
          </table:table-cell>
          <table:table-cell office:value-type="string" calcext:value-type="string">
            <text:p><text:s/>oval <text:s text:c="5"/>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<text:s/>Birmingham,Al <text:s text:c="5"/></text:p>
          </table:table-cell>
          <table:table-cell office:value-type="string" calcext:value-type="string">
            <text:p><text:s/>Female 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office:value-type="string" calcext:value-type="string">
            <text:p>Found ? Not found in missing person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4-02-06T18:30:00" calcext:value-type="date">
            <text:p>02/06/14 06:30 PM</text:p>
          </table:table-cell>
          <table:table-cell office:value-type="string" calcext:value-type="string">
            <text:p><text:s/>COVINGTON, MARCUS R. <text:s text:c="6"/></text:p>
          </table:table-cell>
          <table:table-cell office:value-type="string" calcext:value-type="string">
            <text:p><text:s/>circle <text:s text:c="3"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Las Vegas ,NV <text:s text:c="5"/></text:p>
          </table:table-cell>
          <table:table-cell office:value-type="string" calcext:value-type="string">
            <text:p><text:s/>Male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date" office:date-value="2004-06-18T18:31:00" calcext:value-type="date">
            <text:p>06/18/04 06:31 PM</text:p>
          </table:table-cell>
          <table:table-cell office:value-type="string" calcext:value-type="string">
            <text:p><text:s/>Copes, Roosevelt <text:s text:c="10"/></text:p>
          </table:table-cell>
          <table:table-cell office:value-type="string" calcext:value-type="string">
            <text:p><text:s/>disk <text:s text:c="5"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Philadelphia,Pa <text:s text:c="3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time" office:time-value="PT00H00M00S" calcext:value-type="time">
            <text:p>12:00:00 AM</text:p>
          </table:table-cell>
          <table:table-cell office:value-type="string" calcext:value-type="string">
            <text:p>car accident in Dumfries, VI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1986-07-13T18:00:00" calcext:value-type="date">
            <text:p>07/13/86 06:00 PM</text:p>
          </table:table-cell>
          <table:table-cell office:value-type="string" calcext:value-type="string">
            <text:p><text:s/>Ihm, Rochelle M. <text:s text:c="10"/></text:p>
          </table:table-cell>
          <table:table-cell office:value-type="string" calcext:value-type="string">
            <text:p><text:s/>fireball <text:s/>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Phoenix ,AZ <text:s text:c="7"/></text:p>
          </table:table-cell>
          <table:table-cell office:value-type="string" calcext:value-type="string">
            <text:p><text:s/>Female 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time" office:time-value="PT19H47M00S" calcext:value-type="time">
            <text:p>07:47:00 P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1995-06-15T15:00:00" calcext:value-type="date">
            <text:p>06/15/95 03:00 PM</text:p>
          </table:table-cell>
          <table:table-cell office:value-type="string" calcext:value-type="string">
            <text:p><text:s/>Lockridge, Fonda <text:s text:c="10"/></text:p>
          </table:table-cell>
          <table:table-cell office:value-type="string" calcext:value-type="string">
            <text:p><text:s/>disk <text:s text:c="5"/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Grand Rapids,Mi <text:s text:c="3"/></text:p>
          </table:table-cell>
          <table:table-cell office:value-type="string" calcext:value-type="string">
            <text:p><text:s/>Female 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time" office:time-value="PT00H00M00S" calcext:value-type="time">
            <text:p>12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1999-07-02T21:00:00" calcext:value-type="date">
            <text:p>07/02/99 09:00 PM</text:p>
          </table:table-cell>
          <table:table-cell office:value-type="string" calcext:value-type="string">
            <text:p><text:s/>TURNER, ROBERT W. <text:s text:c="9"/></text:p>
          </table:table-cell>
          <table:table-cell office:value-type="string" calcext:value-type="string">
            <text:p><text:s/>triangle <text:s/>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Las Vegas,Nv <text:s text:c="6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time" office:time-value="PT12H49M00S" calcext:value-type="time">
            <text:p>12:49:00 P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1999-09-24T18:00:00" calcext:value-type="date">
            <text:p>09/24/99 06:00 PM</text:p>
          </table:table-cell>
          <table:table-cell office:value-type="string" calcext:value-type="string">
            <text:p><text:s/>Rato , John S. <text:s text:c="12"/></text:p>
          </table:table-cell>
          <table:table-cell office:value-type="string" calcext:value-type="string">
            <text:p><text:s/>fireball <text:s/>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Philadelphia,Pa <text:s text:c="3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time" office:time-value="PT00H00M00S" calcext:value-type="time">
            <text:p>12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1999-09-24T18:00:00" calcext:value-type="date">
            <text:p>09/24/99 06:00 PM</text:p>
          </table:table-cell>
          <table:table-cell office:value-type="string" calcext:value-type="string">
            <text:p><text:s/>Procopio , Maria C. <text:s text:c="7"/></text:p>
          </table:table-cell>
          <table:table-cell office:value-type="string" calcext:value-type="string">
            <text:p><text:s/>fireball <text:s/>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Philadelphia,Pa <text:s text:c="3"/></text:p>
          </table:table-cell>
          <table:table-cell office:value-type="string" calcext:value-type="string">
            <text:p><text:s/>Female 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time" office:time-value="PT19H00M00S" calcext:value-type="time">
            <text:p>07:00:00 P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0-01-01T00:03:00" calcext:value-type="date">
            <text:p>01/01/00 12:03 AM</text:p>
          </table:table-cell>
          <table:table-cell office:value-type="string" calcext:value-type="string">
            <text:p><text:s/>Roberts, Tiffany <text:s text:c="10"/></text:p>
          </table:table-cell>
          <table:table-cell office:value-type="string" calcext:value-type="string">
            <text:p><text:s/>unknown <text:s text:c="2"/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Los Angeles,Ca <text:s text:c="4"/></text:p>
          </table:table-cell>
          <table:table-cell office:value-type="string" calcext:value-type="string">
            <text:p><text:s/>Female 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time" office:time-value="PT00H00M00S" calcext:value-type="time">
            <text:p>12:00:00 AM</text:p>
          </table:table-cell>
          <table:table-cell office:value-type="string" calcext:value-type="string">
            <text:p>killed by mother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00-03-01T23:00:00" calcext:value-type="date">
            <text:p>03/01/00 11:00 PM</text:p>
          </table:table-cell>
          <table:table-cell office:value-type="string" calcext:value-type="string">
            <text:p><text:s/>Rodriguez, Rudolph <text:s text:c="8"/></text:p>
          </table:table-cell>
          <table:table-cell office:value-type="string" calcext:value-type="string">
            <text:p><text:s/>disk <text:s text:c="5"/>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Houston,Tx <text:s text:c="8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time" office:time-value="PT00H00M00S" calcext:value-type="time">
            <text:p>12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2-01-10T21:30:00" calcext:value-type="date">
            <text:p>01/10/02 09:30 PM</text:p>
          </table:table-cell>
          <table:table-cell office:value-type="string" calcext:value-type="string">
            <text:p><text:s/>Lamb, Jeannette M. <text:s text:c="8"/></text:p>
          </table:table-cell>
          <table:table-cell office:value-type="string" calcext:value-type="string">
            <text:p><text:s text:c="11"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Phoenix,Az <text:s text:c="8"/></text:p>
          </table:table-cell>
          <table:table-cell office:value-type="string" calcext:value-type="string">
            <text:p><text:s/>Female 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time" office:time-value="PT00H00M00S" calcext:value-type="time">
            <text:p>12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2-03-28T01:35:00" calcext:value-type="date">
            <text:p>03/28/02 01:35 AM</text:p>
          </table:table-cell>
          <table:table-cell office:value-type="string" calcext:value-type="string">
            <text:p><text:s/>JOSEPH, JONAS <text:s text:c="13"/></text:p>
          </table:table-cell>
          <table:table-cell office:value-type="string" calcext:value-type="string">
            <text:p><text:s/>circle <text:s text:c="3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Hamden,Ct <text:s text:c="9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time" office:time-value="PT00H00M00S" calcext:value-type="time">
            <text:p>12:00:00 AM</text:p>
          </table:table-cell>
          <table:table-cell office:value-type="string" calcext:value-type="string">
            <text:p>walking home ?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03-09-19T19:00:00" calcext:value-type="date">
            <text:p>09/19/03 07:00 PM</text:p>
          </table:table-cell>
          <table:table-cell office:value-type="string" calcext:value-type="string">
            <text:p><text:s/>Hanson, George <text:s text:c="12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Albuquerque,Nm <text:s text:c="4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time" office:time-value="PT00H00M00S" calcext:value-type="time">
            <text:p>12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3-09-19T19:00:00" calcext:value-type="date">
            <text:p>09/19/03 07:00 PM</text:p>
          </table:table-cell>
          <table:table-cell office:value-type="string" calcext:value-type="string">
            <text:p><text:s/>Hanson, George <text:s text:c="12"/></text:p>
          </table:table-cell>
          <table:table-cell office:value-type="string" calcext:value-type="string">
            <text:p><text:s/>sphere <text:s text:c="3"/>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<text:s/>Albuquerque,Nm <text:s text:c="4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time" office:time-value="PT00H00M00S" calcext:value-type="time">
            <text:p>12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4-04-01T12:00:00" calcext:value-type="date">
            <text:p>04/01/04 12:00 PM</text:p>
          </table:table-cell>
          <table:table-cell office:value-type="string" calcext:value-type="string">
            <text:p><text:s/>Clark, Jay S. <text:s text:c="13"/></text:p>
          </table:table-cell>
          <table:table-cell office:value-type="string" calcext:value-type="string">
            <text:p><text:s/>cigar <text:s text:c="4"/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El Paso,Tx <text:s text:c="8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time" office:time-value="PT00H00M00S" calcext:value-type="time">
            <text:p>12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4-06-18T18:31:00" calcext:value-type="date">
            <text:p>06/18/04 06:31 PM</text:p>
          </table:table-cell>
          <table:table-cell office:value-type="string" calcext:value-type="string">
            <text:p><text:s/>Copes, Roosevelt <text:s text:c="10"/></text:p>
          </table:table-cell>
          <table:table-cell office:value-type="string" calcext:value-type="string">
            <text:p><text:s/>disk <text:s text:c="5"/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Philadelphia,Pa <text:s text:c="3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date" office:date-value="2004-06-18T18:31:00" calcext:value-type="date">
            <text:p>06/18/04 06:31 PM</text:p>
          </table:table-cell>
          <table:table-cell office:value-type="string" calcext:value-type="string">
            <text:p><text:s/>Copes, Roosevelt <text:s text:c="10"/></text:p>
          </table:table-cell>
          <table:table-cell office:value-type="string" calcext:value-type="string">
            <text:p><text:s/>disk <text:s text:c="5"/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Philadelphia,Pa <text:s text:c="3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date" office:date-value="2004-10-15T23:30:00" calcext:value-type="date">
            <text:p>10/15/04 11:30 PM</text:p>
          </table:table-cell>
          <table:table-cell office:value-type="string" calcext:value-type="string">
            <text:p><text:s/>Soto Soto, Ricardo <text:s text:c="8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s/>Phoenix ,AZ <text:s text:c="7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time" office:time-value="PT18H36M00S" calcext:value-type="time">
            <text:p>06:36:00 P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5-11-05T00:05:00" calcext:value-type="date">
            <text:p>11/05/05 12:05 AM</text:p>
          </table:table-cell>
          <table:table-cell office:value-type="string" calcext:value-type="string">
            <text:p><text:s/>Hofberg, Rachel A. <text:s text:c="8"/></text:p>
          </table:table-cell>
          <table:table-cell office:value-type="string" calcext:value-type="string">
            <text:p><text:s/>fireball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orth Las Vegas,Nv </text:p>
          </table:table-cell>
          <table:table-cell office:value-type="string" calcext:value-type="string">
            <text:p><text:s/>Female 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date" office:date-value="2005-11-05T00:40:00" calcext:value-type="date">
            <text:p>11/05/05 12:40 AM</text:p>
          </table:table-cell>
          <table:table-cell office:value-type="string" calcext:value-type="string">
            <text:p><text:s/>Trinh, Ducong <text:s text:c="13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Phoenix,Az <text:s text:c="8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time" office:time-value="PT11H30M00S" calcext:value-type="time">
            <text:p>11:3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1-31T00:40:00" calcext:value-type="date">
            <text:p>01/31/06 12:40 AM</text:p>
          </table:table-cell>
          <table:table-cell office:value-type="string" calcext:value-type="string">
            <text:p><text:s/>Anderson, Roy E. <text:s text:c="10"/></text:p>
          </table:table-cell>
          <table:table-cell office:value-type="string" calcext:value-type="string">
            <text:p><text:s/>flash <text:s text:c="4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Portland,Or <text:s text:c="7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time" office:time-value="PT11H20M00S" calcext:value-type="time">
            <text:p>11:2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6-03-16T06:00:00" calcext:value-type="date">
            <text:p>03/16/06 06:00 AM</text:p>
          </table:table-cell>
          <table:table-cell office:value-type="string" calcext:value-type="string">
            <text:p><text:s/>Braden, Melissa H. <text:s text:c="8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<text:s/>Los Angeles,Ca <text:s text:c="4"/></text:p>
          </table:table-cell>
          <table:table-cell office:value-type="string" calcext:value-type="string">
            <text:p><text:s/>Female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left country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06-12-31T14:20:00" calcext:value-type="date">
            <text:p>12/31/06 02:20 PM</text:p>
          </table:table-cell>
          <table:table-cell office:value-type="string" calcext:value-type="string">
            <text:p><text:s/>Rojas, Anthony <text:s text:c="12"/></text:p>
          </table:table-cell>
          <table:table-cell office:value-type="string" calcext:value-type="string">
            <text:p><text:s/>sphere <text:s text:c="3"/>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New York City,Ny <text:s text:c="2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date" office:date-value="2008-03-24T22:00:00" calcext:value-type="date">
            <text:p>03/24/08 10:00 PM</text:p>
          </table:table-cell>
          <table:table-cell office:value-type="string" calcext:value-type="string">
            <text:p><text:s/>Lisowski, Rosa <text:s text:c="12"/></text:p>
          </table:table-cell>
          <table:table-cell office:value-type="string" calcext:value-type="string">
            <text:p><text:s/>triangle <text:s/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San Diego,Ca <text:s text:c="6"/></text:p>
          </table:table-cell>
          <table:table-cell office:value-type="string" calcext:value-type="string">
            <text:p><text:s/>Female 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time" office:time-value="PT07H15M00S" calcext:value-type="time">
            <text:p>07:15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8-07-29T20:30:00" calcext:value-type="date">
            <text:p>07/29/08 08:30 PM</text:p>
          </table:table-cell>
          <table:table-cell office:value-type="string" calcext:value-type="string">
            <text:p><text:s/>Benitez, Fernando <text:s text:c="9"/></text:p>
          </table:table-cell>
          <table:table-cell office:value-type="string" calcext:value-type="string">
            <text:p><text:s/>circle <text:s text:c="3"/>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Tucson,Az <text:s text:c="9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date" office:date-value="2008-11-20T06:00:00" calcext:value-type="date">
            <text:p>11/20/08 06:00 AM</text:p>
          </table:table-cell>
          <table:table-cell office:value-type="string" calcext:value-type="string">
            <text:p><text:s/>RODRIGUEZ, MOISES E. <text:s text:c="6"/></text:p>
          </table:table-cell>
          <table:table-cell office:value-type="string" calcext:value-type="string">
            <text:p><text:s/>oval <text:s text:c="5"/>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Dallas,Tx <text:s text:c="9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time" office:time-value="PT16H00M00S" calcext:value-type="time">
            <text:p>04:00:00 P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09-03-19T01:20:00" calcext:value-type="date">
            <text:p>03/19/09 01:20 AM</text:p>
          </table:table-cell>
          <table:table-cell office:value-type="string" calcext:value-type="string">
            <text:p><text:s/>Maranda, Frederick <text:s text:c="8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Knoxville,Tn <text:s text:c="6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office:value-type="string" calcext:value-type="string">
            <text:p>In custody of the state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0-08-26T21:30:00" calcext:value-type="date">
            <text:p>08/26/10 09:30 PM</text:p>
          </table:table-cell>
          <table:table-cell office:value-type="string" calcext:value-type="string">
            <text:p><text:s/>Galdamez, Alexa D. <text:s text:c="8"/></text:p>
          </table:table-cell>
          <table:table-cell office:value-type="string" calcext:value-type="string">
            <text:p><text:s/>cigar <text:s text:c="4"/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pringdale,Ar <text:s text:c="5"/></text:p>
          </table:table-cell>
          <table:table-cell office:value-type="string" calcext:value-type="string">
            <text:p><text:s/>Female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date" office:date-value="2012-01-13T20:35:00" calcext:value-type="date">
            <text:p>01/13/12 08:35 PM</text:p>
          </table:table-cell>
          <table:table-cell office:value-type="string" calcext:value-type="string">
            <text:p><text:s/>Quinteros, Sonia Y. <text:s text:c="7"/></text:p>
          </table:table-cell>
          <table:table-cell office:value-type="string" calcext:value-type="string">
            <text:p><text:s/>sphere <text:s text:c="3"/>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Houston,Tx <text:s text:c="8"/></text:p>
          </table:table-cell>
          <table:table-cell office:value-type="string" calcext:value-type="string">
            <text:p><text:s/>Female 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time" office:time-value="PT08H15M00S" calcext:value-type="time">
            <text:p>08:15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2-06-10T23:00:00" calcext:value-type="date">
            <text:p>06/10/12 11:00 PM</text:p>
          </table:table-cell>
          <table:table-cell office:value-type="string" calcext:value-type="string">
            <text:p><text:s/>Townsend, Marty R. <text:s text:c="8"/></text:p>
          </table:table-cell>
          <table:table-cell office:value-type="string" calcext:value-type="string">
            <text:p><text:s/>light <text:s text:c="4"/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Provo,Ut <text:s text:c="10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date" office:date-value="2012-12-10T05:30:00" calcext:value-type="date">
            <text:p>12/10/12 05:30 AM</text:p>
          </table:table-cell>
          <table:table-cell office:value-type="string" calcext:value-type="string">
            <text:p><text:s/>Marten, James E. <text:s text:c="10"/></text:p>
          </table:table-cell>
          <table:table-cell office:value-type="string" calcext:value-type="string">
            <text:p><text:s/>sphere <text:s text:c="3"/>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Omaha,Ne <text:s text:c="10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time" office:time-value="PT00H00M00S" calcext:value-type="time">
            <text:p>12:00:00 A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3-06-07T21:30:00" calcext:value-type="date">
            <text:p>06/07/13 09:30 PM</text:p>
          </table:table-cell>
          <table:table-cell office:value-type="string" calcext:value-type="string">
            <text:p><text:s/>King, Steven A. <text:s text:c="11"/></text:p>
          </table:table-cell>
          <table:table-cell office:value-type="string" calcext:value-type="string">
            <text:p><text:s/>sphere <text:s text:c="3"/>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Overland Park,Ks <text:s text:c="2"/></text:p>
          </table:table-cell>
          <table:table-cell office:value-type="string" calcext:value-type="string">
            <text:p><text:s/>Male <text:s text:c="2"/>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Default"/>
          <table:table-cell office:value-type="string" calcext:value-type="string">
            <text:p>Found ? Not found in missing persons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4-01-01" calcext:value-type="date">
            <text:p>01/01/14 12:00 AM</text:p>
          </table:table-cell>
          <table:table-cell office:value-type="string" calcext:value-type="string">
            <text:p><text:s/>COX, TIFFANY <text:s text:c="14"/></text:p>
          </table:table-cell>
          <table:table-cell office:value-type="string" calcext:value-type="string">
            <text:p><text:s/>circle <text:s text:c="3"/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Las Vegas ,NV <text:s text:c="5"/></text:p>
          </table:table-cell>
          <table:table-cell office:value-type="string" calcext:value-type="string">
            <text:p><text:s/>Female 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time" office:time-value="PT15H30M00S" calcext:value-type="time">
            <text:p>03:30:00 PM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14-02-06T05:54:00" calcext:value-type="date">
            <text:p>02/06/14 05:54 AM</text:p>
          </table:table-cell>
          <table:table-cell office:value-type="string" calcext:value-type="string">
            <text:p><text:s/>COVINGTON, MARCUS R. <text:s text:c="6"/></text:p>
          </table:table-cell>
          <table:table-cell office:value-type="string" calcext:value-type="string">
            <text:p><text:s/>formation 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Las Vegas ,NV <text:s text:c="5"/></text:p>
          </table:table-cell>
          <table:table-cell office:value-type="string" calcext:value-type="string">
            <text:p><text:s/>Male <text:s text:c="2"/>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time" office:time-value="PT09H00M00S" calcext:value-type="time">
            <text:p>09:00:00 AM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09:24:08.784101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1:34:03.377462462</meta:creation-date>
    <dc:date>2014-07-08T08:04:18.733136442</dc:date>
    <meta:editing-duration>PT20H50M</meta:editing-duration>
    <meta:editing-cycles>7</meta:editing-cycles>
    <meta:generator>LibreOffice/4.2.4.2$Linux_x86 LibreOffice_project/420m0$Build-2</meta:generator>
    <meta:document-statistic meta:table-count="1" meta:cell-count="545" meta:object-count="0"/>
  </office:meta>
</office:document-meta>
</file>